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style>
    <style:style style:name="P2" style:family="paragraph" style:parent-style-name="Text_20_body">
      <style:paragraph-properties fo:break-before="page"/>
      <style:text-properties fo:font-size="12.5pt" fo:font-weight="bold" style:font-size-asian="12.5pt" style:font-weight-asian="bold" style:font-size-complex="12.5pt" style:font-weight-complex="bold"/>
    </style:style>
    <style:style style:name="P3" style:family="paragraph" style:parent-style-name="Text_20_body">
      <style:text-properties style:font-name="Arial" fo:font-weight="bold" style:font-weight-asian="bold" style:font-weight-complex="bold"/>
    </style:style>
    <style:style style:name="P4" style:family="paragraph" style:parent-style-name="Standard">
      <style:paragraph-properties fo:margin-top="0cm" fo:margin-bottom="0.199cm"/>
    </style:style>
    <style:style style:name="T1" style:family="text">
      <style:text-properties fo:font-style="italic" style:font-style-asian="italic" style:font-style-complex="italic"/>
    </style:style>
    <style:style style:name="fr1" style:family="graphic" style:parent-style-name="Frame">
      <style:graphic-properties style:wrap="none" style:vertical-pos="bottom"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4" svg:width="17cm" style:rel-width="100%" draw:z-index="12">
        <draw:text-box fo:min-height="0.499cm">
          <text:p text:style-name="Standard">So, ich hoffe, dass nun alles wichtige gesagt ist, und ich nichts vergessen habe. Natürlich freue ich mich über Lob, Kritik, Anregungen oder Modellwünsche. Ihr könnt mir entweder eine E-Mail an <text:a xlink:type="simple" xlink:href="mailto:benjamin.hogl@gmx.de" text:style-name="Internet_20_link" text:visited-style-name="Visited_20_Internet_20_Link">benjamin.hogl@gmx.de</text:a> schreiben, im MEF (<text:a xlink:type="simple" xlink:href="http://www.eepforum.de/" text:style-name="Internet_20_link" text:visited-style-name="Visited_20_Internet_20_Link">http://www.eepforum.de</text:a>) in meiner Konstrukteurssprechstunde posten oder mich im Sechser-Forum (<text:a xlink:type="simple" xlink:href="http://www.anlagenmeisterei.de/" text:style-name="Internet_20_link" text:visited-style-name="Visited_20_Internet_20_Link">http://www.anlagenmeisterei.de</text:a>) erreichen.</text:p>
          <text:p text:style-name="Text_20_body">Auch ein Blick auf meine Homepage (<text:a xlink:type="simple" xlink:href="https://emaps-eep.de/" text:style-name="Internet_20_link" text:visited-style-name="Visited_20_Internet_20_Link">https://emaps-eep.de</text:a>) dürfte sich hin und wieder lohnen...</text:p>
          <text:p text:style-name="Text_20_body">Viel Spaß mit dem Programm wünscht</text:p>
          <text:p text:style-name="P3">Benny (BH2)</text:p>
        </draw:text-box>
      </draw:frame>
      <text:h text:style-name="Heading_20_1" text:outline-level="1">ResourcenSwitcher 2.6</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 text:style-name="Internet_20_link" text:visited-style-name="Visited_20_Internet_20_Link">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1"><draw:frame draw:style-name="fr3" draw:name="Grafik1" text:anchor-type="paragraph" svg:width="17cm" svg:height="6.031cm" draw:z-index="0"><draw:image xlink:href="../img/StartScreen.png" xlink:type="simple" xlink:show="embed" xlink:actuate="onLoad"/></draw:frame>Bei der Erst-Installation wird eine ini-Datei mit Informationen zu den aktuell bekannten EEP-Versionen installiert (also bis EEP16). Falls diese ini-Datei fehlt, werden diese Informationen beim ersten Start aus dem Internet geladen (siehe „Automatisches Update“ weiter unten). Falls die ini-Datei <text:soft-page-break/>noch von einer älteren Version des Resourcen-Switchers vorhanden ist, können die Informationen zu den fehlenden neuen EEP-Versionen manuell über die Update-Funktion aus dem Internet geladen werden.</text:p>
      <text:p text:style-name="P1">Sofern sie dem ResourcenSwitcher bekannt sind, werden alle installierten EEP-Versionen automatisch erkannt und jeweils in einem eigenen Tab dargestellt. Verschiedene EEP-Versionen werden komplett getrennt behandelt.</text:p>
      <text:p text:style-name="Text_20_body"><draw:frame draw:style-name="fr4" draw:name="Grafik5" text:anchor-type="paragraph" svg:width="5.519cm" svg:height="2.76cm" draw:z-index="4"><draw:image xlink:href="../img/ResOrdnerBearbeiten.png" xlink:type="simple" xlink:show="embed" xlink:actuate="onLoad"/></draw:frame>Über die fünf rechten Knöpfe mit den Ordner-Icons können Resourcen-Ordner zur Liste hinzugefügt (<draw:frame draw:style-name="fr5" draw:name="Grafik2" text:anchor-type="as-char" svg:width="0.423cm" svg:height="0.423cm" draw:z-index="1"><draw:image xlink:href="../icons/folder_add.png" xlink:type="simple" xlink:show="embed" xlink:actuate="onLoad"/></draw:frame> bzw. Strg+N), bearbeitet (<draw:frame draw:style-name="fr5" draw:name="Grafik3" text:anchor-type="as-char" svg:width="0.423cm" svg:height="0.423cm" draw:z-index="2"><draw:image xlink:href="../icons/folder_edit.png" xlink:type="simple" xlink:show="embed" xlink:actuate="onLoad"/></draw:frame> bzw. F2), aus ihr entfernt (<draw:frame draw:style-name="fr5" draw:name="Grafik4" text:anchor-type="as-char" svg:width="0.423cm" svg:height="0.423cm" draw:z-index="3"><draw:image xlink:href="../icons/folder_delete.png" xlink:type="simple" xlink:show="embed" xlink:actuate="onLoad"/></draw:frame> bzw. Entf) und in der Reihenfolge verschoben (<draw:frame draw:style-name="fr5" draw:name="Grafik14" text:anchor-type="as-char" svg:width="0.423cm" svg:height="0.423cm" draw:z-index="13"><draw:image xlink:href="../icons/folder_up.png" xlink:type="simple" xlink:show="embed" xlink:actuate="onLoad"/></draw:frame>/<draw:frame draw:style-name="fr5" draw:name="Grafik15" text:anchor-type="as-char" svg:width="0.423cm" svg:height="0.423cm" draw:z-index="16"><draw:image xlink:href="../icons/folder_down.png" xlink:type="simple" xlink:show="embed" xlink:actuate="onLoad"/></draw:frame> bzw. Strg+Pfeil nach oben/unten) werden. Dabei wird nur der Pfad und eine kurze Beschreibung gespeichert, am Dateisystem selbst wird nichts verändert. Mittels Klick auf <draw:frame draw:style-name="fr5" draw:name="Grafik6" text:anchor-type="as-char" svg:width="1.799cm" svg:height="0.476cm" draw:z-index="5"><draw:image xlink:href="../img/ButtonPfad.png" xlink:type="simple" xlink:show="embed" xlink:actuate="onLoad"/></draw:frame> kann die Festplatte bequem nach dem Resourcen-Ordner durchsucht werden.</text:p>
      <text:p text:style-name="Text_20_body">Mit Strg+C bzw. Strg+V kann ein Listeneintrag von einer Version kopiert und im Tab einer anderen Version eingefügt werden. Dies ist praktisch, wenn mehrere EEP-Versionen auf den gleichen Resourcen-Ordner zugreifen sollen.</text:p>
      <text:p text:style-name="Text_20_body">Rote Listeneinträge dienen nur der Information über den aktuellen Resourcen-Ordner, sind aber eigentlich nicht richtig in der Liste vorhanden. Wenn man diesen Eintrag jedoch ändert oder verschiebt, wird er richtig in der Liste eingetragen.</text:p>
      <text:p text:style-name="Text_20_body">Graue Listeneinträge stehen für Resourcen-Ordner, die (auf der Festplatte) nicht (mehr) vorhanden sind, zum Beispiel weil diese gelöscht oder verschoben wurden.</text:p>
      <text:p text:style-name="Text_20_body"><draw:frame draw:style-name="fr6" draw:name="Grafik8" text:anchor-type="paragraph" svg:width="8.07cm" svg:height="4.581cm" draw:z-index="6"><draw:image xlink:href="../img/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7" draw:name="Grafik9" text:anchor-type="as-char" svg:width="0.423cm" svg:height="0.423cm" draw:z-index="15"><draw:image xlink:href="../icons/database.png" xlink:type="simple" xlink:show="embed" xlink:actuate="onLoad"/></draw:frame> in der ersten Spalte bedeutet, dass der Registry-Eintrag auf diesen Resourcen-Ordner zeigt.</text:p>
      <text:p text:style-name="Standard"><draw:frame draw:style-name="fr7" draw:name="Grafik10" text:anchor-type="as-char" svg:width="0.423cm" svg:height="0.423cm" draw:z-index="18"><draw:image xlink:href="../icons/database_link.png" xlink:type="simple" xlink:show="embed" xlink:actuate="onLoad"/></draw:frame> in der ersten Spalte bedeutet, dass der Registry-Eintrag auf die Verlinkung zeigt.</text:p>
      <text:p text:style-name="Text_20_body"><draw:frame draw:style-name="fr7" draw:name="Grafik11" text:anchor-type="as-char" svg:width="0.423cm" svg:height="0.423cm" draw:z-index="7"><draw:image xlink:href="../icons/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text:soft-page-break/>Ab EEP11 gibt es keinen Registry-Eintrag für den Resourcen-Ordner mehr. Die erste Spalte ist daher leer; der Versuch, den (nicht vorhandenen) Registry-Eintrag trotzdem zu ändern, wird mit <draw:frame draw:style-name="fr7" draw:name="Grafik13" text:anchor-type="as-char" svg:width="0.423cm" svg:height="0.423cm" draw:z-index="17"><draw:image xlink:href="../icons/database_error.png" xlink:type="simple" xlink:show="embed" xlink:actuate="onLoad"/></draw:frame> symbolisiert und einer Hinweismeldung quittiert.</text:p>
      <text:p text:style-name="Text_20_body">EEP bemerkt eine Änderung des Resourcen-Ordners im „laufenden Betrieb“ nicht. Damit ein anderer Resourcen-Ordner genutzt wird, muss EEP nach dem Wechseln (neu) gestartet werden.</text:p>
      <text:p text:style-name="Text_20_body">Ein Klick auf den Knopf rechts unten (oder Drücken von Strg+R) startet EEP. Gestartet wird die EEP-Version, die oben in den Tabs ausgewählt ist; auf dem Knopf wird auch das Icon dieser EEP-Version angezeigt. Im Tooltip (der erscheint, wenn der Mauszeiger kurze Zeit über dem Knopf stehen gelassen wird) wird der Pfad zur exe-Datei angezeigt.</text:p>
      <text:p text:style-name="Text_20_body">Falls neben dem „normalen“ EEP auch die Dev-Version installiert ist (diese ist Konstrukteuren und Modelltestern vorbehalten), kann diese mittels Shift+Klick (oder Strg+Shift+R) gestartet werden. Auch das ist dann im Tooltip vermerkt.</text:p>
      <text:h text:style-name="Heading_20_2"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text:h>
      <text:p text:style-name="Text_20_body">Seit Version 2.1 gibt es eine Update-Funktion, die automatisch im Internet (genauer: auf meiner Homepage) nach neuen EEP- und Programmversionen sucht. Das Update muss manuell durch einen Klick auf die Schaltfläche <draw:frame draw:style-name="fr7" draw:name="Grafik12" text:anchor-type="as-char" svg:width="0.423cm" svg:height="0.423cm" draw:z-index="14"><draw:image xlink:href="../icons/update.png" xlink:type="simple" xlink:show="embed" xlink:actuate="onLoad"/></draw:frame> rechts oben oder durch Drücken der F5-Taste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Falls die installierten EEP-Versionen (und damit die Tabs im ResourcenSwitcher) im Laufe der Jahre zu zahlreich und damit unübersichtlich werden, können die einzelnen Tabs durch einen Rechtsklick darauf ausgeblendet werden. Das Kontextmenü bietet außerdem die Möglichkeit, alle ausgeblendeten Tabs wieder einzublenden. Auch hier wird das Programm automatisch neu gestarte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Die verwendeten Icons stammen von <text:a xlink:type="simple" xlink:href="http://www.fatcow.com/free-icons" text:style-name="Internet_20_link" text:visited-style-name="Visited_20_Internet_20_Link">http://www.fatcow.com/free-ic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1"><draw:image xlink:href="../../../../Eigene%20Modelle/VorlageAnleitungenKopfzeile.jpg" xlink:type="simple" xlink:show="embed" xlink:actuate="onLoad"/></draw:frame></text:p>
      </style:header>
      <style:footer>
        <text:p text:style-name="Header"><text:date style:data-style-name="N76" text:date-value="2019-10-30T11:58:45.98">30. Oktober 2019</text:date><text:tab/><text:chapter text:display="name" text:outline-level="1">ResourcenSwitcher 2.6</text:chapter><text:tab/>Seite <text:page-number text:select-page="current">4</text:page-number> von <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11T11:03:25.29</meta:creation-date>
    <meta:editing-duration>P4DT10H42M43S</meta:editing-duration>
    <meta:editing-cycles>34</meta:editing-cycles>
    <meta:generator>OpenOffice/4.1.3$Win32 OpenOffice.org_project/413m1$Build-9783</meta:generator>
    <meta:initial-creator>Benjamin Hogl</meta:initial-creator>
    <dc:date>2019-10-30T11:58:45.93</dc:date>
    <dc:creator>Benjamin Hogl</dc:creator>
    <meta:document-statistic meta:table-count="0" meta:image-count="15" meta:object-count="0" meta:page-count="4" meta:paragraph-count="42" meta:word-count="1214" meta:character-count="9030"/>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